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23">
            <text:p>0.23</text:p>
          </table:table-cell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float" office:value="36">
            <text:p>36</text:p>
          </table:table-cell>
          <table:table-cell office:value-type="float" office:value="676">
            <text:p>676</text:p>
          </table:table-cell>
        </table:table-row>
        <table:table-row>
          <table:table-cell office:value-type="float" office:value="0.41">
            <text:p>0.41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7">
            <text:p>0.17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44">
            <text:p>4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4">
            <text:p>0.34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5">
            <text:p>0.3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49">
            <text:p>4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6">
            <text:p>0.36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44">
            <text:p>0.44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55">
            <text:p>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41">
            <text:p>0.41</text:p>
          </table:table-cell>
          <table:table-cell office:value-type="float" office:value="11">
            <text:p>11</text:p>
          </table:table-cell>
          <table:table-cell office:value-type="float" office:value="86">
            <text:p>86</text:p>
          </table:table-cell>
          <table:table-cell office:value-type="float" office:value="51">
            <text:p>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6">
            <text:p>0.26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8">
            <text:p>0.28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